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Students who successfully complete the CSCI 1301 course should be able to:</text:p>
      <text:list text:style-name="L1">
        <text:list-item>
          <text:p text:style-name="P1">Perform standard program input and program output using the keyboard and the monitor.</text:p>
        </text:list-item>
        <text:list-item>
          <text:p text:style-name="P1">Declare and use user-defined variables and constants using the appropriate data types.</text:p>
        </text:list-item>
        <text:list-item>
          <text:p text:style-name="P1">Understand and implement classes and objects.</text:p>
        </text:list-item>
        <text:list-item>
          <text:p text:style-name="P1">Declare, define, and call user-defined functions.</text:p>
        </text:list-item>
        <text:list-item>
          <text:p text:style-name="P1">Write and evaluate expressions using arithmetic, relational and logical operators.</text:p>
        </text:list-item>
        <text:list-item>
          <text:p text:style-name="P1">Control the flow of program execution using the appropriate sequential, selection, and repetition statements.</text:p>
        </text:list-item>
        <text:list-item>
          <text:p text:style-name="P1">Define, create and manipulate array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3:31Z</meta:creation-date>
    <dc:date>2024-03-27T23:13:31Z</dc:date>
    <meta:user-defined meta:name="date" meta:value-type="string">March  27, 2024 (07:1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